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SHARP NOTES</text:p>
      <text:p text:style-name="P1"/>
      <text:p text:style-name="P2">Struct</text:p>
      <text:p text:style-name="P2">Struct do not have distructor.</text:p>
      <text:p text:style-name="P2"/>
      <text:p text:style-name="P2">Struct is <text:span text:style-name="T1">sealed</text:span>.</text:p>
      <text:p text:style-name="P2"/>
      <text:p text:style-name="P2">Struct is a <text:span text:style-name="T1">value type</text:span> whereas class is <text:span text:style-name="T1">reference type</text:span>.</text:p>
      <text:p text:style-name="P2"/>
      <text:p text:style-name="P2">Struct is inside <text:span text:style-name="T1">stack</text:span> whereas class is inside <text:span text:style-name="T1">heap</text:span>.</text:p>
      <text:p text:style-name="P2"/>
      <text:p text:style-name="P2">Struct is derived from <text:span text:style-name="T1">Object</text:span>. Everything in C# is an object.</text:p>
      <text:p text:style-name="P2"/>
      <text:p text:style-name="P2">LINQ</text:p>
      <text:p text:style-name="P2">LINQ definisce un insieme di <text:span text:style-name="T1">operatori di interrogazione </text:span><text:span text:style-name="T2">che consentono di svolgere operazioni di traversamento, filtro e proiezione e che possono essere espressi in modo dichiarativo in qualsiasi linguaggio .NET.</text:span></text:p>
      <text:p text:style-name="P2"><text:span text:style-name="T2">Gli operatori agiscono sulle fonti dati che implementano l'interfaccia </text:span><text:span text:style-name="T1">IEnumerable&lt;T&gt; </text:span><text:span text:style-name="T2">o </text:span><text:span text:style-name="T1">IQuerable&lt;T&gt;</text:span><text:span text:style-name="T2">.</text:span></text:p>
      <text:p text:style-name="P2">Il termine operatore, nel contesto di LINQ, deve essere inteso diversamente rispetto agli operatori C# descritti nei capitoli precedenti. Gli operatori LINQ sono infatti implementati come metodi C# e non come operatori veri e propri.</text:p>
      <text:p text:style-name="P2"/>
      <text:p text:style-name="P2"/>
      <text:p text:style-name="P2">DELEGATE</text:p>
      <text:p text:style-name="P2">Delegate is a type safe function pointer. </text:p>
      <text:p text:style-name="P2"/>
      <text:p text:style-name="P2">Compiler change a delegate declaration into a clas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3-20T23:00:36</meta:creation-date>
    <dc:date>2014-03-22T13:57:21</dc:date>
    <dc:creator>giuseppe </dc:creator>
    <meta:editing-duration>PT40M17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4" meta:word-count="136" meta:character-count="887" meta:non-whitespace-character-count="764"/>
  </office:meta>
</office:document-meta>
</file>